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Ejn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3195e6">1. OpenTalk</text:a></text:p>
          <text:p text:style-name="Contents_20_1"><text:a xlink:type="simple" xlink:href="#org702a625">2. Digital Samba</text:a></text:p>
          <text:p text:style-name="Contents_20_1"><text:a xlink:type="simple" xlink:href="#orgd8eba77">3. Infomaniak kMeet</text:a></text:p>
          <text:p text:style-name="Contents_20_1"><text:a xlink:type="simple" xlink:href="#orgccd9bcd">4. ClickMeeting</text:a></text:p>
          <text:p text:style-name="Contents_20_1"><text:a xlink:type="simple" xlink:href="#orge761eaf">5. Whereby</text:a></text:p>
          <text:p text:style-name="Contents_20_1"><text:a xlink:type="simple" xlink:href="#org745d520">6. alfaview</text:a></text:p>
          <text:p text:style-name="Contents_20_1"><text:a xlink:type="simple" xlink:href="#orgaea03ad">7. Hostpoint Meet</text:a></text:p>
          <text:p text:style-name="Contents_20_1"><text:a xlink:type="simple" xlink:href="#org85a62ff">8. Livestorm TODO</text:a></text:p>
          <text:p text:style-name="Contents_20_1"><text:a xlink:type="simple" xlink:href="#org4df3c27">9. meetergo TODO</text:a></text:p>
          <text:p text:style-name="Contents_20_1"><text:a xlink:type="simple" xlink:href="#org24a166e">10. Iboo TODO</text:a></text:p>
          <text:p text:style-name="Contents_20_1"><text:a xlink:type="simple" xlink:href="#org1db8e22">11. Konklusioner</text:a></text:p>
        </text:index-body>
      </text:table-of-content>
      <text:p text:style-name="Text_20_body">Mange vil sikkert gerne væk fra USA baserede video møde systemer såsom Microsoft Teams, Google Meet, Apple's FaceTime osv.
</text:p>
      <text:p text:style-name="Text_20_body"><text:a xlink:type="simple" xlink:href="https://european-alternatives.eu/category/video-conferencing-software">https://european-alternatives.eu/category/video-conferencing-software</text:a> lister pt. 10 europæiske alternativer.
</text:p>
      <text:h text:style-name="Heading_20_1" text:outline-level="1" text:is-list-header="false">
<text:bookmark-start text:name="OrgXref.org83195e6"/>
<text:bookmark text:name="org83195e6"/>OpenTalk
<text:bookmark-end text:name="OrgXref.org83195e6"/></text:h>
      <text:p text:style-name="Text_20_body">Pt. kun browser UI
</text:p>
      <text:p text:style-name="Text_20_body">Free plan
</text:p>
      <text:p text:style-name="Text_20_body">Kun for virksomheder!? Ich bestätige, nicht als Verbraucher zu handeln, sondern als Unternehmer oder für eine Körperschaft oder sonstige Organisation im Rahmen ihrer satzungsgemäßen Tätigkeit. *
</text:p>
      <text:p text:style-name="Text_20_body"><text:a xlink:type="simple" xlink:href="https://opentalk.eu/en/prices">https://opentalk.eu/en/prices</text:a>
</text:p>
      <text:h text:style-name="Heading_20_1" text:outline-level="1" text:is-list-header="false">
<text:bookmark-start text:name="OrgXref.org702a625"/>
<text:bookmark text:name="org702a625"/>Digital Samba
<text:bookmark-end text:name="OrgXref.org702a625"/></text:h>
      <text:p text:style-name="Text_20_body">"join the waitlist" (I registered my Gmail address 5/4 2025)
</text:p>
      <text:h text:style-name="Heading_20_1" text:outline-level="1" text:is-list-header="false">
<text:bookmark-start text:name="OrgXref.orgd8eba77"/>
<text:bookmark text:name="orgd8eba77"/>Infomaniak kMeet
<text:bookmark-end text:name="OrgXref.orgd8eba77"/></text:h>
      <text:p text:style-name="Text_20_body">Android app
</text:p>
      <text:p text:style-name="Text_20_body">Infomaniak ligner Proton lidt?
</text:p>
      <text:p text:style-name="Text_20_body">Test works (with free account) but is more complex it seems than FaceTime
</text:p>
      <text:h text:style-name="Heading_20_1" text:outline-level="1" text:is-list-header="false">
<text:bookmark-start text:name="OrgXref.orgccd9bcd"/>
<text:bookmark text:name="orgccd9bcd"/>ClickMeeting
<text:bookmark-end text:name="OrgXref.orgccd9bcd"/></text:h>
      <text:p text:style-name="Text_20_body">Android app
</text:p>
      <text:h text:style-name="Heading_20_1" text:outline-level="1" text:is-list-header="false">
<text:bookmark-start text:name="OrgXref.orge761eaf"/>
<text:bookmark text:name="orge761eaf"/>Whereby
<text:bookmark-end text:name="OrgXref.orge761eaf"/></text:h>
      <text:p text:style-name="Text_20_body">Website: ligner mest en service for læger og lignende?
</text:p>
      <text:p text:style-name="Text_20_body">Android app iflg. european-alternatives - men jeg ser den ikke
</text:p>
      <text:h text:style-name="Heading_20_1" text:outline-level="1" text:is-list-header="false">
<text:bookmark-start text:name="OrgXref.org745d520"/>
<text:bookmark text:name="org745d520"/>alfaview
<text:bookmark-end text:name="OrgXref.org745d520"/></text:h>
      <text:p text:style-name="Text_20_body">for professional use…
</text:p>
      <text:h text:style-name="Heading_20_1" text:outline-level="1" text:is-list-header="false">
<text:bookmark-start text:name="OrgXref.orgaea03ad"/>
<text:bookmark text:name="orgaea03ad"/>Hostpoint Meet
<text:bookmark-end text:name="OrgXref.orgaea03ad"/></text:h>
      <text:p text:style-name="Text_20_body"><text:a xlink:type="simple" xlink:href="https://www.hostpoint.ch/en/meet/">https://www.hostpoint.ch/en/meet/</text:a>
</text:p>
      <text:p text:style-name="Text_20_body">a free video conference service from Switzerland. They feature: video and audio conferencing, without registration or installation, an integrated chat function, screen sharing, background blurring and no time or number of participants limitation.
</text:p>
      <text:p text:style-name="Text_20_body">Under the hood, this is hosted Jitsi
</text:p>
      <text:list text:style-name="OrgBulletedList" text:continue-numbering="false">
        <text:list-item>
          <text:p text:style-name="Text_20_body">person A clicks in, starts a meet
</text:p>
        </text:list-item>
        <text:list-item>
          <text:p text:style-name="Text_20_body">person A shares the link with B
</text:p>
        </text:list-item>
        <text:list-item>
          <text:p text:style-name="Text_20_body">B clicks the link
</text:p>
        </text:list-item>
        <text:list-item>
          <text:p text:style-name="Text_20_body">works in standard browsers, and also (to be tested) in Jitsi app
</text:p>
        </text:list-item>
      </text:list>
      <text:h text:style-name="Heading_20_1" text:outline-level="1" text:is-list-header="false">
<text:bookmark-start text:name="OrgXref.org85a62ff"/>
<text:bookmark text:name="org85a62ff"/>Livestorm TODO
<text:bookmark-end text:name="OrgXref.org85a62ff"/></text:h>
      <text:p text:style-name="Text_20_body">webinars, business calls mostly for business
</text:p>
      <text:h text:style-name="Heading_20_1" text:outline-level="1" text:is-list-header="false">
<text:bookmark-start text:name="OrgXref.org4df3c27"/>
<text:bookmark text:name="org4df3c27"/>meetergo TODO
<text:bookmark-end text:name="OrgXref.org4df3c27"/></text:h>
      <text:p text:style-name="Text_20_body">mostly for companies, it seems
</text:p>
      <text:h text:style-name="Heading_20_1" text:outline-level="1" text:is-list-header="false">
<text:bookmark-start text:name="OrgXref.org24a166e"/>
<text:bookmark text:name="org24a166e"/>Iboo TODO
<text:bookmark-end text:name="OrgXref.org24a166e"/></text:h>
      <text:p text:style-name="Text_20_body">iboo.live seems infinitely slow (are they hosted on a VPS?)
</text:p>
      <text:h text:style-name="Heading_20_1" text:outline-level="1" text:is-list-header="false">
<text:bookmark-start text:name="OrgXref.org1db8e22"/>
<text:bookmark text:name="org1db8e22"/>Konklusioner
<text:bookmark-end text:name="OrgXref.org1db8e22"/></text:h>
      <text:list text:style-name="OrgBulletedList" text:continue-numbering="false">
        <text:list-item>
          <text:p text:style-name="Text_20_body">Hostpoint Meet: simple idea: just share a link, no registration needed. Under the hood, they are using Jitsi, as they host it themselves.
</text:p>
        </text:list-item>
        <text:list-item>
          <text:p text:style-name="Text_20_body">Jitsi: not european ? login limited to MS / Google
</text:p>
        </text:list-item>
        <text:list-item>
          <text:p text:style-name="Text_20_body">Infomaniak kMeet just a bit more complex than FaceTime (too complex for my mom?)
</text:p>
        </text:list-item>
        <text:list-item>
          <text:p text:style-name="Text_20_body">Business-only: OpenTalk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jner</dc:creator>
    <meta:initial-creator>Ejner</meta:initial-creator>
    <dc:date>2025-04-05T21:52:35</dc:date>
    <meta:creation-date>2025-04-05T21:52:35</meta:creation-date>
    <meta:generator>Emacs 29.3 (Org mode 9.6.15)</meta:generator>
    <meta:keyword/>
    <dc:subject/>
    <dc:title/>
  </office:meta>
</office:document-meta>
</file>